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_20_indent">
      <style:paragraph-properties fo:margin-left="0cm" fo:margin-right="0cm" fo:margin-top="0cm" fo:margin-bottom="0.212cm" loext:contextual-spacing="false" fo:line-height="150%" fo:text-align="start" style:justify-single-word="false" fo:text-indent="0cm" style:auto-text-indent="false"/>
      <style:text-properties fo:color="#000000" fo:font-size="11pt" fo:font-style="italic" fo:font-weight="bold" officeooo:rsid="001a5ee9" officeooo:paragraph-rsid="001a5ee9" style:font-size-asian="11pt" style:font-style-asian="italic" style:font-weight-asian="bold" style:font-size-complex="11pt" style:font-weight-complex="bold"/>
    </style:style>
    <style:style style:name="P2" style:family="paragraph" style:parent-style-name="Text_20_body_20_indent">
      <style:paragraph-properties fo:margin-left="0cm" fo:margin-right="0cm" fo:margin-top="0cm" fo:margin-bottom="0.212cm" loext:contextual-spacing="false" fo:line-height="150%" fo:text-align="justify" style:justify-single-word="false" fo:text-indent="0cm" style:auto-text-indent="false"/>
      <style:text-properties fo:color="#000000" fo:font-size="11pt" fo:font-style="normal" officeooo:rsid="000c59be" officeooo:paragraph-rsid="000c59be" style:font-size-asian="11pt" style:font-style-asian="normal" style:font-size-complex="11pt" style:font-style-complex="normal"/>
    </style:style>
    <style:style style:name="P3" style:family="paragraph" style:parent-style-name="Text_20_body_20_indent">
      <style:paragraph-properties fo:margin-left="0cm" fo:margin-right="0cm" fo:margin-top="0cm" fo:margin-bottom="0.212cm" loext:contextual-spacing="false" fo:line-height="150%" fo:text-align="center" style:justify-single-word="false" fo:text-indent="0cm" style:auto-text-indent="false"/>
      <style:text-properties fo:color="#000000" fo:font-size="14pt" fo:font-style="italic" officeooo:paragraph-rsid="000c59be" style:font-size-asian="14pt" style:font-style-asian="italic" style:font-size-complex="14pt"/>
    </style:style>
    <style:style style:name="P4" style:family="paragraph" style:parent-style-name="Text_20_body_20_indent">
      <style:paragraph-properties fo:margin-left="0cm" fo:margin-right="0cm" fo:margin-top="0cm" fo:margin-bottom="0.212cm" loext:contextual-spacing="false" fo:line-height="150%" fo:text-align="justify" style:justify-single-word="false" fo:text-indent="0cm" style:auto-text-indent="false"/>
      <style:text-properties fo:font-style="normal" officeooo:rsid="000c59be" officeooo:paragraph-rsid="0018b8aa" style:font-style-asian="normal" style:font-style-complex="normal"/>
    </style:style>
    <style:style style:name="P5" style:family="paragraph" style:parent-style-name="Text_20_body_20_indent" style:master-page-name="">
      <loext:graphic-properties draw:fill="none"/>
      <style:paragraph-properties fo:margin-left="0.199cm" fo:margin-right="0cm" fo:margin-top="0cm" fo:margin-bottom="0.212cm" loext:contextual-spacing="false" fo:line-height="150%" fo:text-align="start" style:justify-single-word="false" fo:text-indent="0cm" style:auto-text-indent="false" style:page-number="auto" fo:background-color="transparent"/>
      <style:text-properties fo:color="#000000" fo:font-size="11pt" fo:font-style="italic" fo:font-weight="bold" officeooo:rsid="001a5ee9" officeooo:paragraph-rsid="001a5ee9" style:font-size-asian="11pt" style:font-style-asian="italic" style:font-weight-asian="bold" style:font-size-complex="11pt" style:font-weight-complex="bold"/>
    </style:style>
    <style:style style:name="T1" style:family="text">
      <style:text-properties fo:color="#000000" fo:font-size="11pt" fo:font-style="italic" style:font-size-asian="11pt" style:font-style-asian="italic" style:font-size-complex="11pt"/>
    </style:style>
    <style:style style:name="T2" style:family="text">
      <style:text-properties fo:color="#000000" fo:font-size="11pt" fo:font-style="italic" officeooo:rsid="000cc1e8" style:font-size-asian="11pt" style:font-style-asian="italic" style:font-size-complex="11pt"/>
    </style:style>
    <style:style style:name="T3" style:family="text">
      <style:text-properties fo:color="#000000" fo:font-size="11pt" fo:font-style="italic" officeooo:rsid="000e3d32" style:font-size-asian="11pt" style:font-style-asian="italic" style:font-size-complex="11pt"/>
    </style:style>
    <style:style style:name="T4" style:family="text">
      <style:text-properties fo:color="#000000" fo:font-size="11pt" fo:font-style="italic" officeooo:rsid="000e9814" style:font-size-asian="11pt" style:font-style-asian="italic" style:font-size-complex="11pt"/>
    </style:style>
    <style:style style:name="T5" style:family="text">
      <style:text-properties fo:color="#000000" fo:font-size="11pt" fo:font-style="italic" officeooo:rsid="000f9e49" style:font-size-asian="11pt" style:font-style-asian="italic" style:font-size-complex="11pt"/>
    </style:style>
    <style:style style:name="T6" style:family="text">
      <style:text-properties fo:color="#000000" fo:font-size="11pt" fo:font-style="italic" officeooo:rsid="001132c2" style:font-size-asian="11pt" style:font-style-asian="italic" style:font-size-complex="11pt"/>
    </style:style>
    <style:style style:name="T7" style:family="text">
      <style:text-properties fo:color="#000000" fo:font-size="11pt" fo:font-style="italic" officeooo:rsid="0012afd8" style:font-size-asian="11pt" style:font-style-asian="italic" style:font-size-complex="11pt"/>
    </style:style>
    <style:style style:name="T8" style:family="text">
      <style:text-properties fo:color="#000000" fo:font-size="11pt" fo:font-style="italic" officeooo:rsid="00134130" style:font-size-asian="11pt" style:font-style-asian="italic" style:font-size-complex="11pt"/>
    </style:style>
    <style:style style:name="T9" style:family="text">
      <style:text-properties fo:color="#000000" fo:font-size="11pt" fo:font-style="italic" officeooo:rsid="00174640" style:font-size-asian="11pt" style:font-style-asian="italic" style:font-size-complex="11pt"/>
    </style:style>
    <style:style style:name="T10" style:family="text">
      <style:text-properties fo:color="#000000" fo:font-size="11pt" fo:font-style="italic" officeooo:rsid="001899ec" style:font-size-asian="11pt" style:font-style-asian="italic" style:font-size-complex="11pt"/>
    </style:style>
    <style:style style:name="T11" style:family="text">
      <style:text-properties fo:color="#000000" fo:font-size="11pt" fo:font-style="italic" officeooo:rsid="0018b8aa" style:font-size-asian="11pt" style:font-style-asian="italic" style:font-size-complex="11pt"/>
    </style:style>
    <style:style style:name="T12" style:family="text">
      <style:text-properties fo:color="#000000" fo:font-size="11pt" style:font-size-asian="11pt" style:font-size-complex="11pt"/>
    </style:style>
    <style:style style:name="T13" style:family="text">
      <style:text-properties fo:color="#000000" fo:font-size="11pt" officeooo:rsid="000e9814" style:font-size-asian="11pt" style:font-size-complex="11pt"/>
    </style:style>
    <style:style style:name="T14" style:family="text">
      <style:text-properties fo:color="#000000" fo:font-size="11pt" officeooo:rsid="0012afd8" style:font-size-asian="11pt" style:font-size-complex="11pt"/>
    </style:style>
    <style:style style:name="T15" style:family="text">
      <style:text-properties fo:color="#000000" fo:font-size="11pt" officeooo:rsid="000f9e49" style:font-size-asian="11pt" style:font-size-complex="11pt"/>
    </style:style>
    <style:style style:name="T16" style:family="text">
      <style:text-properties fo:color="#000000" fo:font-size="11pt" officeooo:rsid="000e3d32" style:font-size-asian="11pt" style:font-size-complex="11pt"/>
    </style:style>
    <style:style style:name="T17" style:family="text">
      <style:text-properties fo:color="#000000" fo:font-size="11pt" officeooo:rsid="00174640" style:font-size-asian="11pt" style:font-size-complex="11pt"/>
    </style:style>
    <style:style style:name="T18" style:family="text">
      <style:text-properties fo:color="#000000" fo:font-size="11pt" officeooo:rsid="001132c2" style:font-size-asian="11pt" style:font-size-complex="11pt"/>
    </style:style>
    <style:style style:name="T19" style:family="text">
      <style:text-properties fo:color="#000000" fo:font-size="11pt" officeooo:rsid="0018b8aa" style:font-size-asian="11pt" style:font-size-complex="11pt"/>
    </style:style>
    <style:style style:name="T20" style:family="text">
      <style:text-properties fo:color="#000000" fo:font-size="11pt" officeooo:rsid="001899ec" style:font-size-asian="11pt" style:font-size-complex="11pt"/>
    </style:style>
    <style:style style:name="T21" style:family="text">
      <style:text-properties fo:color="#000000" fo:font-size="11pt" officeooo:rsid="000cc1e8" style:font-size-asian="11pt" style:font-size-complex="11pt"/>
    </style:style>
    <style:style style:name="T22" style:family="text">
      <style:text-properties fo:color="#000000" fo:font-size="11pt" officeooo:rsid="00134130" style:font-size-asian="11pt" style:font-size-complex="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strategias para Interconectar el Dominio del Problema con el Dominio del Programa de Sistemas Multiparadigmas</text:p>
      <text:p text:style-name="P1"/>
      <text:p text:style-name="P5">RESUMEN</text:p>
      <text:p text:style-name="P2">Sin lugar a dudas, una de las tareas más complejas y que más tiempo consume en el ciclo de vida de una aplicación es la de Mantenimiento y Evolución de Software (MES). Dentro del entorno de MES, las tareas que más tiempo demandan son aquellas que debe ejecutar el ingeniero de software para lograr un completo entendimiento del sistema. A partir de la necesidad de asistir al arduo proceso de comprensión mencionado anteriormente, surge una disciplina de la Ingeniería de Software denominada Comprensión de Programas (CP). La CP se presenta como un área de investigación interesante para impulsar el trabajo de MES a través de técnicas y herramientas que asistan al ingeniero de software en la difícil tarea de analizar y comprender sistemas.</text:p>
      <text:p text:style-name="P4"><text:span text:style-name="T12">En esta tesis doctoral se presenta una estrategia </text:span><text:span text:style-name="T13">de CP</text:span><text:span text:style-name="T12"> que busca </text:span><text:span text:style-name="T14">asistir</text:span><text:span text:style-name="T12"> al arduo proceso cognitivo que implica la comprensión de sistema</text:span><text:span text:style-name="T15">s</text:span><text:span text:style-name="T12"> </text:span><text:span text:style-name="T13">desarrollado</text:span><text:span text:style-name="T15">s</text:span><text:span text:style-name="T13"> </text:span><text:span text:style-name="T15">usando</text:span><text:span text:style-name="T13"> lenguaje</text:span><text:span text:style-name="T15">s</text:span><text:span text:style-name="T13"> con soporte multiparadigma, </text:span><text:span text:style-name="T15">mediante la </text:span><text:span text:style-name="T16">interconexión </text:span><text:span text:style-name="T15">de los Dominios del</text:span><text:span text:style-name="T16"> Problema y del Programa</text:span><text:span text:style-name="T12">. </text:span><text:span text:style-name="T17">El primero hace referencia a la salida del sistema en estudio, el segundo se relaciona con los artefactos de software utilizados para producir dicha salida. Esta vinculación es muy importante ya que permite establecer puentes cognitivos que asisten de manera sólida al ingeniero de software en las tareas de comprensión. </text:span><text:span text:style-name="T12">Para alcanzar este objetivo, se </text:span><text:span text:style-name="T16">utilizan distintas técnicas de Ingeniería Reversa </text:span><text:span text:style-name="T18">que permitirán </text:span><text:span text:style-name="T16">obtener un modelo de</text:span><text:span text:style-name="T12"> caso de uso de UML </text:span><text:span text:style-name="T18">el cual servirá como medio para lograr la vinculación</text:span><text:span text:style-name="T12">. Este tipo de modelo </text:span><text:span text:style-name="T14">es</text:span><text:span text:style-name="T12"> aceptado como un </text:span><text:span text:style-name="T17">componente</text:span><text:span text:style-name="T12"> </text:span><text:span text:style-name="T17">provechoso</text:span><text:span text:style-name="T12"> para describir los requisitos de comportamiento para un sistema </text:span><text:span text:style-name="T14">y como un medio efectivo de comunicación entre los involucrados entorno al mismo</text:span><text:span text:style-name="T12">. Para derivar este modelo, la estrategia realiza, </text:span><text:span text:style-name="T18">en términos generales, </text:span><text:span text:style-name="T12">los siguientes pasos: </text:span><text:span text:style-name="T18">i) e</text:span><text:span text:style-name="T12">xtracción de información estática del sistema relacionada con diferentes tipos de artefactos de software, </text:span><text:span text:style-name="T19">estableciendo cierto énfasis en </text:span><text:span text:style-name="T12">los widgets de GUI, </text:span><text:span text:style-name="T17">los cuales están</text:span><text:span text:style-name="T12"> estrechamente relacionados con el </text:span><text:span text:style-name="T20">D</text:span><text:span text:style-name="T12">ominio del </text:span><text:span text:style-name="T20">P</text:span><text:span text:style-name="T12">roblema del sistema; </text:span><text:span text:style-name="T18">ii) </text:span><text:span text:style-name="T12">filtrado de la información extraída; </text:span><text:span text:style-name="T18">iii) </text:span><text:span text:style-name="T12">implementación de un proceso de agrupamiento específico que tiene en cuenta la información extraída; </text:span><text:span text:style-name="T14">y iv) mapeo del modelo de cluster a un modelo de casos de uso de UML</text:span><text:span text:style-name="T12">. Aunque </text:span><text:span text:style-name="T14">las actividades desarrolladas en</text:span><text:span text:style-name="T12"> estos pasos se usan </text:span><text:span text:style-name="T14">con frecuencia</text:span><text:span text:style-name="T12"> en el contexto de Ingeniería </text:span><text:span text:style-name="T21">Reversa</text:span><text:span text:style-name="T12">, la estrategia introduce enfoques inusuales con respecto a las propuestas que se encuentran en la literatura disponible. Más específicamente, la estrategia presenta: un conjunto de métricas que infiere la importancia relativa de un método o función dentro del sistema analizado, un proceso de </text:span><text:span text:style-name="T18">reducción de información </text:span><text:span text:style-name="T22">irrelevante</text:span><text:span text:style-name="T12"> y una nueva técnica para agrupar artefactos de software </text:span><text:span text:style-name="T22">para luego mapear los mismos</text:span><text:span text:style-name="T12"> en un modelo de caso de uso. La evaluación del enfoque sugiere que la estrategia </text:span><text:span text:style-name="T21">asist</text:span><text:span text:style-name="T18">e</text:span><text:span text:style-name="T12"> al ingeniero de software a comprender un sistema que proporciona un modelo de caso de uso detall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0cm" fo:margin-right="0cm" fo:text-align="justify" style:justify-single-word="false" fo:text-indent="7.001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339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1:41:50.599085855</meta:creation-date>
    <dc:date>2017-11-30T11:20:17.819856223</dc:date>
    <meta:editing-duration>PT1H30M36S</meta:editing-duration>
    <meta:editing-cycles>7</meta:editing-cycles>
    <meta:generator>LibreOffice/5.2.7.2$Linux_X86_64 LibreOffice_project/2b7f1e640c46ceb28adf43ee075a6e8b8439ed10</meta:generator>
    <meta:print-date>2017-11-30T11:19:37.902383803</meta:print-date>
    <meta:document-statistic meta:table-count="0" meta:image-count="0" meta:object-count="0" meta:page-count="1" meta:paragraph-count="4" meta:word-count="488" meta:character-count="3123" meta:non-whitespace-character-count="2639"/>
  </office:meta>
</office:document-meta>
</file>